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дай ответы по теме "Wordpress Разработка Плагинов" 1. Что ето 2. Зачем нужно 3. Как использовать 4. Из чего состоит 5. Ключевые понятий, концепции</text:p>
      <text:p text:style-name="Standard">ChatGPT</text:p>
      <text:p text:style-name="P1">ChatGPT</text:p>
      <text:p text:style-name="Text_20_body">Конечно, вот ответы на ваши вопросы по теме "Wordpress Разработка Плагинов":</text:p>
      <text:list xml:id="list2910300372137555227" text:style-name="L1">
        <text:list-item>
          <text:p text:style-name="P2"><text:span text:style-name="Strong_20_Emphasis">Что это?</text:span> Wordpress-плагин – это набор кода, который добавляет или расширяет функциональность сайта, созданного на базе Wordpress. Плагины позволяют добавлять новые функции, изменять поведение или внешний вид сайта без изменения основного кода Wordpress.</text:p>
        </text:list-item>
        <text:list-item>
          <text:p text:style-name="P2"><text:span text:style-name="Strong_20_Emphasis">Зачем нужно?</text:span> Разработка плагинов для Wordpress дает возможность настраивать сайт под конкретные потребности. Это позволяет расширить функциональность сайта без необходимости модифицировать его ядро, что делает обновления Wordpress более безопасными и удобными.</text:p>
        </text:list-item>
        <text:list-item>
          <text:p text:style-name="P2"><text:span text:style-name="Strong_20_Emphasis">Как использовать?</text:span> Для использования плагина в Wordpress его нужно установить и активировать в административной панели сайта. После этого плагин будет работать в соответствии с его функциональностью или настройками.</text:p>
        </text:list-item>
        <text:list-item>
          <text:p text:style-name="P2"><text:span text:style-name="Strong_20_Emphasis">Из чего состоит?</text:span> Плагин Wordpress обычно состоит из файлов PHP, CSS, JavaScript, а также изображений и других ресурсов. Важные файлы – это файл плагина (.php), манифест (описание плагина), а также файлы шаблонов, стилей и скриптов, если они используются.</text:p>
        </text:list-item>
        <text:list-item>
          <text:p text:style-name="P2"><text:span text:style-name="Strong_20_Emphasis">Ключевые понятия, концепции</text:span></text:p>
          <text:list>
            <text:list-item>
              <text:p text:style-name="P3">Хуки и фильтры: Wordpress предоставляет API для создания и использования хуков (hooks) и фильтров (filters), которые позволяют плагинам взаимодействовать с ядром Wordpress и изменять его поведение.</text:p>
            </text:list-item>
            <text:list-item>
              <text:p text:style-name="P3">Административные страницы: Плагины могут добавлять свои собственные страницы в административную панель Wordpress для управления настройками и функциональностью.</text:p>
            </text:list-item>
            <text:list-item>
              <text:p text:style-name="P3">Метаполя: Это пользовательские поля, которые могут быть добавлены к записям, страницам или пользовательским типам записей с помощью плагинов.</text:p>
            </text:list-item>
            <text:list-item>
              <text:p text:style-name="P2">AJAX: Плагины могут использовать технологию AJAX для асинхронного обмена данными между браузером пользователя и сервером Wordpress без необходимости перезагрузки страницы.</text:p>
            </text:list-item>
          </text:list>
        </text:list-item>
      </text:list>
      <text:p text:style-name="Text_20_body">Надеюсь, это поможет вам разобраться в теме разработки плагинов для Wordpress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S</meta:editing-duration>
    <meta:editing-cycles>3</meta:editing-cycles>
    <meta:generator>OpenOffice/4.1.14$Win32 OpenOffice.org_project/4114m1$Build-9811</meta:generator>
    <dc:date>2024-05-01T23:05:51.59</dc:date>
    <meta:document-statistic meta:table-count="0" meta:image-count="0" meta:object-count="0" meta:page-count="1" meta:paragraph-count="14" meta:word-count="271" meta:character-count="2005"/>
    <dc:creator>Dima Wide</dc:creator>
    <meta:user-defined meta:name="Info 1"/>
    <meta:user-defined meta:name="Info 2"/>
    <meta:user-defined meta:name="Info 3"/>
    <meta:user-defined meta:name="Info 4"/>
  </office:meta>
</office:document-meta>
</file>